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8">
      <style:paragraph-properties fo:margin-top="0in" fo:margin-bottom="0in" style:contextual-spacing="false"/>
      <style:text-properties style:font-name="Brix Slab Regular"/>
    </style:style>
    <style:style style:name="P26" style:family="paragraph" style:parent-style-name="Text_20_body" style:list-style-name="L8">
      <style:text-properties style:font-name="Brix Slab Regular"/>
    </style:style>
    <style:style style:name="P27" style:family="paragraph" style:parent-style-name="Text_20_body" style:list-style-name="L9">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as </text:span><text:span text:style-name="Strong_20_Emphasis"><text:span text:style-name="T1">senseBox CO2-Ampel Set</text:span></text:span><text:span text:style-name="T1"> ist ein Kit, das entwickelt wurde, um die CO2-Konzentration in Innenräumen zu überwachen und visuell darzustellen. Das Set nutzt einen CO2-Sensor, um die Konzentration von Kohlendioxid in der Luft zu messen und eine Ampelanzeige, um die gemessenen Werte zu visualisieren. Diese Anzeige hilft, die Luftqualität zu bewerten und entsprechende Maßnahmen zu ergreifen, wie z.B. das Lüften eines Raumes, um die CO2-Konzentration zu senken.</text:span></text:p>
      <text:h text:style-name="P2" text:outline-level="3">Ausführliches Datenblatt für das senseBox CO2-Ampel Set</text:h>
      <text:h text:style-name="P3" text:outline-level="4">Allgemeine Informationen</text:h>
      <text:list xml:id="list3042633338" text:style-name="L1">
        <text:list-item>
          <text:p text:style-name="P7"><text:span text:style-name="Strong_20_Emphasis"><text:span text:style-name="T1">Produktname:</text:span></text:span><text:span text:style-name="T1"> senseBox CO2-Ampel Set</text:span></text:p>
        </text:list-item>
        <text:list-item>
          <text:p text:style-name="P6"><text:span text:style-name="Strong_20_Emphasis"><text:span text:style-name="T1">Einsatzbereiche:</text:span></text:span><text:span text:style-name="T1"> Überwachung der Luftqualität in Innenräumen, Schulen, Büros, Wohnräumen, öffentlichen Einrichtungen</text:span></text:p>
        </text:list-item>
      </text:list>
      <text:h text:style-name="P3" text:outline-level="4">Technische Spezifikationen</text:h>
      <text:h text:style-name="P4" text:outline-level="5">Sensor-Eigenschaften</text:h>
      <text:list xml:id="list1029274826" text:style-name="L2">
        <text:list-item>
          <text:p text:style-name="P9"><text:span text:style-name="Strong_20_Emphasis"><text:span text:style-name="T1">CO2-Sensor:</text:span></text:span><text:span text:style-name="T1"> Integrierter NDIR (Nicht-Dispersives Infrarot) CO2-Sensor</text:span></text:p>
        </text:list-item>
        <text:list-item>
          <text:p text:style-name="P9"><text:span text:style-name="Strong_20_Emphasis"><text:span text:style-name="T1">Messbereich:</text:span></text:span><text:span text:style-name="T1"> 0 - 5000 ppm (parts per million)</text:span></text:p>
        </text:list-item>
        <text:list-item>
          <text:p text:style-name="P9"><text:span text:style-name="Strong_20_Emphasis"><text:span text:style-name="T1">Genauigkeit:</text:span></text:span><text:span text:style-name="T1"> ±(30 ppm + 3% des Messwertes)</text:span></text:p>
        </text:list-item>
        <text:list-item>
          <text:p text:style-name="P9"><text:span text:style-name="Strong_20_Emphasis"><text:span text:style-name="T1">Auflösung:</text:span></text:span><text:span text:style-name="T1"> 1 ppm</text:span></text:p>
        </text:list-item>
        <text:list-item>
          <text:p text:style-name="P8"><text:span text:style-name="Strong_20_Emphasis"><text:span text:style-name="T1">Kalibrierung:</text:span></text:span><text:span text:style-name="T1"> Automatische Selbstkalibrierung (ABC) oder manuelle Kalibrierung möglich</text:span></text:p>
        </text:list-item>
      </text:list>
      <text:h text:style-name="P4" text:outline-level="5">Elektrische Eigenschaften</text:h>
      <text:list xml:id="list581127450" text:style-name="L3">
        <text:list-item>
          <text:p text:style-name="P11"><text:span text:style-name="Strong_20_Emphasis"><text:span text:style-name="T1">Betriebsspannung:</text:span></text:span><text:span text:style-name="T1"> 5V DC (typisch via USB)</text:span></text:p>
        </text:list-item>
        <text:list-item>
          <text:p text:style-name="P11"><text:span text:style-name="Strong_20_Emphasis"><text:span text:style-name="T1">Stromverbrauch:</text:span></text:span></text:p>
          <text:list>
            <text:list-item>
              <text:p text:style-name="P11"><text:span text:style-name="Strong_20_Emphasis"><text:span text:style-name="T1">Messbetrieb:</text:span></text:span><text:span text:style-name="T1"> Typisch 100 mA</text:span></text:p>
            </text:list-item>
            <text:list-item>
              <text:p text:style-name="P11"><text:span text:style-name="Strong_20_Emphasis"><text:span text:style-name="T1">Standby-Modus:</text:span></text:span><text:span text:style-name="T1"> Minimaler Verbrauch</text:span></text:p>
            </text:list-item>
          </text:list>
        </text:list-item>
        <text:list-item>
          <text:p text:style-name="P10"><text:span text:style-name="Strong_20_Emphasis"><text:span text:style-name="T1">Anschlüsse:</text:span></text:span><text:span text:style-name="T1"> USB zur Stromversorgung und Datenübertragung</text:span></text:p>
        </text:list-item>
      </text:list>
      <text:h text:style-name="P4" text:outline-level="5">Physische Eigenschaften</text:h>
      <text:list xml:id="list132816444" text:style-name="L4">
        <text:list-item>
          <text:p text:style-name="P13"><text:span text:style-name="Strong_20_Emphasis"><text:span text:style-name="T1">Gehäuse:</text:span></text:span><text:span text:style-name="T1"> Robustes Kunststoffgehäuse mit integrierter Ampelanzeige (LEDs in den Farben Grün, Gelb, Rot)</text:span></text:p>
        </text:list-item>
        <text:list-item>
          <text:p text:style-name="P13"><text:span text:style-name="Strong_20_Emphasis"><text:span text:style-name="T1">Abmessungen:</text:span></text:span></text:p>
          <text:list>
            <text:list-item>
              <text:p text:style-name="P13"><text:span text:style-name="Strong_20_Emphasis"><text:span text:style-name="T1">Sensorbox:</text:span></text:span><text:span text:style-name="T1"> Kompakt, typischerweise ca. 80 mm x 60 mm x 30 mm</text:span></text:p>
            </text:list-item>
          </text:list>
        </text:list-item>
        <text:list-item>
          <text:p text:style-name="P12"><text:span text:style-name="Strong_20_Emphasis"><text:span text:style-name="T1">Gewicht:</text:span></text:span><text:span text:style-name="T1"> Leicht, ca. 150 g</text:span></text:p>
        </text:list-item>
      </text:list>
      <text:h text:style-name="P4" text:outline-level="5">Anzeige und Bedienung</text:h>
      <text:list xml:id="list1480220639" text:style-name="L5">
        <text:list-item>
          <text:p text:style-name="P15"><text:span text:style-name="Strong_20_Emphasis"><text:span text:style-name="T1">Ampelanzeige:</text:span></text:span></text:p>
          <text:list>
            <text:list-item>
              <text:p text:style-name="P15"><text:span text:style-name="Strong_20_Emphasis"><text:span text:style-name="T1">Grün:</text:span></text:span><text:span text:style-name="T1"> Gute Luftqualität (niedrige CO2-Konzentration)</text:span></text:p>
            </text:list-item>
            <text:list-item>
              <text:p text:style-name="P15"><text:span text:style-name="Strong_20_Emphasis"><text:span text:style-name="T1">Gelb:</text:span></text:span><text:span text:style-name="T1"> Mittlere Luftqualität (moderate CO2-Konzentration)</text:span></text:p>
            </text:list-item>
            <text:list-item>
              <text:p text:style-name="P15"><text:span text:style-name="Strong_20_Emphasis"><text:span text:style-name="T1">Rot:</text:span></text:span><text:span text:style-name="T1"> Schlechte Luftqualität (hohe CO2-Konzentration)</text:span></text:p>
            </text:list-item>
          </text:list>
        </text:list-item>
        <text:list-item>
          <text:p text:style-name="P14"><text:span text:style-name="Strong_20_Emphasis"><text:span text:style-name="T1">Zusatzfunktionen:</text:span></text:span><text:span text:style-name="T1"> Akustischer Alarm bei hohen CO2-Konzentrationen (optional)</text:span></text:p>
        </text:list-item>
      </text:list>
      <text:h text:style-name="P3" text:outline-level="4"><text:soft-page-break/>Funktionen und Merkmale</text:h>
      <text:list xml:id="list3524382333" text:style-name="L6">
        <text:list-item>
          <text:p text:style-name="P17"><text:span text:style-name="Strong_20_Emphasis"><text:span text:style-name="T1">Echtzeitmessung:</text:span></text:span><text:span text:style-name="T1"> Kontinuierliche Überwachung der CO2-Konzentration in der Luft.</text:span></text:p>
        </text:list-item>
        <text:list-item>
          <text:p text:style-name="P17"><text:span text:style-name="Strong_20_Emphasis"><text:span text:style-name="T1">Visuelle Anzeige:</text:span></text:span><text:span text:style-name="T1"> Einfache und intuitive Darstellung der Luftqualität durch Ampelanzeige.</text:span></text:p>
        </text:list-item>
        <text:list-item>
          <text:p text:style-name="P17"><text:span text:style-name="Strong_20_Emphasis"><text:span text:style-name="T1">Kompakt und tragbar:</text:span></text:span><text:span text:style-name="T1"> Leicht zu installieren und zu transportieren, ideal für den Einsatz in verschiedenen Räumen.</text:span></text:p>
        </text:list-item>
        <text:list-item>
          <text:p text:style-name="P16"><text:span text:style-name="Strong_20_Emphasis"><text:span text:style-name="T1">Erweiterungsmöglichkeiten:</text:span></text:span><text:span text:style-name="T1"> Möglichkeit zur Integration in größere Systeme und zur Datenübertragung an externe Geräte.</text:span></text:p>
        </text:list-item>
      </text:list>
      <text:h text:style-name="P3" text:outline-level="4">Anwendungsbereiche</text:h>
      <text:list xml:id="list1719399568" text:style-name="L7">
        <text:list-item>
          <text:p text:style-name="P19"><text:span text:style-name="Strong_20_Emphasis"><text:span text:style-name="T1">Innenraumluftüberwachung:</text:span></text:span><text:span text:style-name="T1"> Überwachung der CO2-Konzentration zur Bewertung der Luftqualität in Klassenräumen, Büros, Konferenzräumen und Wohnräumen.</text:span></text:p>
        </text:list-item>
        <text:list-item>
          <text:p text:style-name="P19"><text:span text:style-name="Strong_20_Emphasis"><text:span text:style-name="T1">Gesundheitsvorsorge:</text:span></text:span><text:span text:style-name="T1"> Hilft dabei, ein gesundes Raumklima aufrechtzuerhalten, indem es Benutzer darauf hinweist, wann gelüftet werden sollte.</text:span></text:p>
        </text:list-item>
        <text:list-item>
          <text:p text:style-name="P18"><text:span text:style-name="Strong_20_Emphasis"><text:span text:style-name="T1">Bildung und Bewusstseinsbildung:</text:span></text:span><text:span text:style-name="T1"> Einsatz in Schulen und Bildungseinrichtungen zur Sensibilisierung für die Bedeutung guter Luftqualität.</text:span></text:p>
        </text:list-item>
      </text:list>
      <text:h text:style-name="P3" text:outline-level="4">Sicherheits- und Nutzungsrichtlinien</text:h>
      <text:list xml:id="list2453887717" text:style-name="L8">
        <text:list-item>
          <text:p text:style-name="P20"><text:span text:style-name="Strong_20_Emphasis"><text:span text:style-name="T1">Betriebssicherheit:</text:span></text:span></text:p>
          <text:list>
            <text:list-item>
              <text:p text:style-name="P25">Sicherstellen, dass das Gerät ordnungsgemäß an eine Stromquelle angeschlossen ist und keine Schäden an den Kabeln oder dem Gehäuse vorliegen.</text:p>
            </text:list-item>
            <text:list-item>
              <text:p text:style-name="P25">Verwenden Sie das Gerät nicht in extrem feuchten oder staubigen Umgebungen, um die Elektronik zu schützen.</text:p>
            </text:list-item>
          </text:list>
        </text:list-item>
        <text:list-item>
          <text:p text:style-name="P20"><text:span text:style-name="Strong_20_Emphasis"><text:span text:style-name="T1">Installation:</text:span></text:span></text:p>
          <text:list>
            <text:list-item>
              <text:p text:style-name="P26">Stellen Sie das Gerät an einem Ort auf, der eine repräsentative Messung der Raumluft ermöglicht, und vermeiden Sie direkte Sonneneinstrahlung oder Nähe zu Luftströmen.</text:p>
            </text:list-item>
          </text:list>
        </text:list-item>
      </text:list>
      <text:h text:style-name="P3" text:outline-level="4">Verpackung und Lieferung</text:h>
      <text:list xml:id="list289565517" text:style-name="L9">
        <text:list-item>
          <text:p text:style-name="P22"><text:span text:style-name="Strong_20_Emphasis"><text:span text:style-name="T1">Lieferumfang:</text:span></text:span></text:p>
          <text:list>
            <text:list-item>
              <text:p text:style-name="P27">CO2-Sensor</text:p>
            </text:list-item>
            <text:list-item>
              <text:p text:style-name="P27">Ampelanzeige (LEDs)</text:p>
            </text:list-item>
            <text:list-item>
              <text:p text:style-name="P27">USB-Kabel für Stromversorgung</text:p>
            </text:list-item>
            <text:list-item>
              <text:p text:style-name="P27">Bedienungsanleitung</text:p>
            </text:list-item>
          </text:list>
        </text:list-item>
        <text:list-item>
          <text:p text:style-name="P21"><text:span text:style-name="Strong_20_Emphasis"><text:span text:style-name="T1">Verpackung:</text:span></text:span><text:span text:style-name="T1"> Schützende Verpackung, um das Set während des Transports vor Beschädigungen zu bewahren</text:span></text:p>
        </text:list-item>
      </text:list>
      <text:h text:style-name="P3" text:outline-level="4">Hinweise und Empfehlungen</text:h>
      <text:list xml:id="list212860421" text:style-name="L10">
        <text:list-item>
          <text:p text:style-name="P24"><text:span text:style-name="Strong_20_Emphasis"><text:span text:style-name="T1">Kalibrierung:</text:span></text:span><text:span text:style-name="T1"> Es wird empfohlen, die automatische Kalibrierung zu verwenden, um langfristig genaue Messungen sicherzustellen. Gegebenenfalls manuelle Kalibrierung bei spezifischen Anforderungen.</text:span></text:p>
        </text:list-item>
        <text:list-item>
          <text:p text:style-name="P24"><text:soft-page-break/><text:span text:style-name="Strong_20_Emphasis"><text:span text:style-name="T1">Datenaufzeichnung:</text:span></text:span><text:span text:style-name="T1"> Option zur Erweiterung für die Speicherung und Analyse von Langzeitdaten zur CO2-Konzentration.</text:span></text:p>
        </text:list-item>
        <text:list-item>
          <text:p text:style-name="P23"><text:span text:style-name="Strong_20_Emphasis"><text:span text:style-name="T1">Wartung:</text:span></text:span><text:span text:style-name="T1"> Regelmäßige Überprüfung auf ordnungsgemäßen Betrieb und Sauberkeit des Geräts, um eine zuverlässige Funktion zu gewährleisten.</text:span></text:p>
        </text:list-item>
      </text:list>
      <text:p text:style-name="P1"/>
      <text:p text:style-name="Text_20_body"><text:span text:style-name="Strong_20_Emphasis"><text:span text:style-name="T1">Hinweis:</text:span></text:span><text:span text:style-name="T1"> Dieses ausführliche Datenblatt bietet eine umfassende Übersicht über die technischen Spezifikationen, Funktionen und Anwendungsmöglichkeiten des senseBox CO2-Ampel Sets.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44:55.045486584</meta:creation-date>
    <dc:date>2024-07-30T12:45:18.838021656</dc:date>
    <meta:editing-duration>PT24S</meta:editing-duration>
    <meta:editing-cycles>1</meta:editing-cycles>
    <meta:document-statistic meta:table-count="0" meta:image-count="0" meta:object-count="0" meta:page-count="3" meta:paragraph-count="56" meta:word-count="522" meta:character-count="4098" meta:non-whitespace-character-count="3674"/>
    <meta:generator>LibreOffice/7.3.7.2$Linux_X86_64 LibreOffice_project/30$Build-2</meta:generator>
  </office:meta>
</office:document-meta>
</file>